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6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64cm"/>
    </style:style>
    <style:style style:name="co5" style:family="table-column">
      <style:table-column-properties fo:break-before="auto" style:column-width="4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e" table:style-name="ta1">
        <table:shapes>
          <draw:frame draw:z-index="0" draw:style-name="gr1" draw:text-style-name="P1" svg:width="15.999cm" svg:height="14.212cm" svg:x="13.984cm" svg:y="2.122cm">
            <draw:object draw:notify-on-update-of-ranges="Graphe.A4:Graphe.A43 Graphe.B2:Graphe.B2 Graphe.B4:Graphe.B43 Graphe.A4:Graphe.A43 Graphe.C2:Graphe.C2 Graphe.C4:Graphe.C43 Graphe.A4:Graphe.A43 Graphe.D2:Graphe.D2 Graphe.D4:Graphe.D43 Graphe.A4:Graphe.A43 Graphe.E2:Graphe.E2 Graphe.E4:Graphe.E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4" table:default-cell-style-name="ce2"/>
        <table:table-column table:style-name="co3" table:number-columns-repeated="1018" table:default-cell-style-name="Default"/>
        <table:table-row table:style-name="ro1">
          <table:table-cell table:style-name="ce1"/>
          <table:table-cell office:value-type="string" calcext:value-type="string">
            <text:p>Bubble</text:p>
          </table:table-cell>
          <table:table-cell office:value-type="string" calcext:value-type="string">
            <text:p>Cocktai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/>
          <table:table-cell table:style-name="ce1" table:number-columns-repeated="1018"/>
        </table:table-row>
        <table:table-row table:style-name="ro2">
          <table:table-cell table:style-name="ce4" office:value-type="string" calcext:value-type="string">
            <text:p>Type</text:p>
          </table:table-cell>
          <table:table-cell table:style-name="ce5" office:value-type="string" calcext:value-type="string">
            <text:p>Tri à bulles</text:p>
          </table:table-cell>
          <table:table-cell table:style-name="ce5" office:value-type="string" calcext:value-type="string">
            <text:p>Tri cocktail</text:p>
          </table:table-cell>
          <table:table-cell table:style-name="ce5" office:value-type="string" calcext:value-type="string">
            <text:p>Tri par sélection</text:p>
          </table:table-cell>
          <table:table-cell table:style-name="ce5" office:value-type="string" calcext:value-type="string">
            <text:p>Tri par insertion</text:p>
          </table:table-cell>
          <table:table-cell table:style-name="ce6"/>
          <table:table-cell table:style-name="ce4" table:number-columns-repeated="1018"/>
        </table:table-row>
        <table:table-row table:style-name="ro2">
          <table:table-cell table:style-name="ce1" office:value-type="string" calcext:value-type="string">
            <text:p>Items</text:p>
          </table:table-cell>
          <table:table-cell table:style-name="ce12" office:value-type="string" calcext:value-type="string">
            <text:p>Temps</text:p>
            <text:p>(sec)</text:p>
          </table:table-cell>
          <table:table-cell table:style-name="ce12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 office:value-type="string" calcext:value-type="string">
            <text:p>Temps</text:p>
            <text:p>(sec)</text:p>
          </table:table-cell>
          <table:table-cell table:style-name="ce3"/>
          <table:table-cell table:style-name="ce1"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0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0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table:number-columns-repeated="1019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37" calcext:value-type="float">
            <text:p>0,37</text:p>
          </table:table-cell>
          <table:table-cell office:value-type="float" office:value="0.35" calcext:value-type="float">
            <text:p>0,35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0.48" calcext:value-type="float">
            <text:p>0,48</text:p>
          </table:table-cell>
          <table:table-cell office:value-type="float" office:value="0.47" calcext:value-type="float">
            <text:p>0,47</text:p>
          </table:table-cell>
          <table:table-cell table:number-columns-repeated="1019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59" calcext:value-type="float">
            <text:p>1,59</text:p>
          </table:table-cell>
          <table:table-cell office:value-type="float" office:value="1.58" calcext:value-type="float">
            <text:p>1,58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8" calcext:value-type="float">
            <text:p>1,98</text:p>
          </table:table-cell>
          <table:table-cell office:value-type="float" office:value="1.96" calcext:value-type="float">
            <text:p>1,96</text:p>
          </table:table-cell>
          <table:table-cell office:value-type="float" office:value="0.74" calcext:value-type="float">
            <text:p>0,74</text:p>
          </table:table-cell>
          <table:table-cell office:value-type="float" office:value="0.72" calcext:value-type="float">
            <text:p>0,72</text:p>
          </table:table-cell>
          <table:table-cell table:number-columns-repeated="1019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.42" calcext:value-type="float">
            <text:p>2,42</text:p>
          </table:table-cell>
          <table:table-cell office:value-type="float" office:value="2.36" calcext:value-type="float">
            <text:p>2,36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0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85" calcext:value-type="float">
            <text:p>2,85</text:p>
          </table:table-cell>
          <table:table-cell office:value-type="float" office:value="2.84" calcext:value-type="float">
            <text:p>2,84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table:number-columns-repeated="1019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.33" calcext:value-type="float">
            <text:p>3,33</text:p>
          </table:table-cell>
          <table:table-cell office:value-type="float" office:value="3.31" calcext:value-type="float">
            <text:p>3,31</text:p>
          </table:table-cell>
          <table:table-cell office:value-type="float" office:value="1.24" calcext:value-type="float">
            <text:p>1,24</text:p>
          </table:table-cell>
          <table:table-cell office:value-type="float" office:value="1.2" calcext:value-type="float">
            <text:p>1,20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.88" calcext:value-type="float">
            <text:p>3,88</text:p>
          </table:table-cell>
          <table:table-cell office:value-type="float" office:value="3.84" calcext:value-type="float">
            <text:p>3,84</text:p>
          </table:table-cell>
          <table:table-cell office:value-type="float" office:value="1.43" calcext:value-type="float">
            <text:p>1,43</text:p>
          </table:table-cell>
          <table:table-cell office:value-type="float" office:value="1.41" calcext:value-type="float">
            <text:p>1,41</text:p>
          </table:table-cell>
          <table:table-cell table:number-columns-repeated="1019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45" calcext:value-type="float">
            <text:p>4,45</text:p>
          </table:table-cell>
          <table:table-cell office:value-type="float" office:value="4.41" calcext:value-type="float">
            <text:p>4,41</text:p>
          </table:table-cell>
          <table:table-cell office:value-type="float" office:value="1.63" calcext:value-type="float">
            <text:p>1,63</text:p>
          </table:table-cell>
          <table:table-cell office:value-type="float" office:value="1.66" calcext:value-type="float">
            <text:p>1,66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.05" calcext:value-type="float">
            <text:p>5,05</text:p>
          </table:table-cell>
          <table:table-cell office:value-type="float" office:value="4.96" calcext:value-type="float">
            <text:p>4,96</text:p>
          </table:table-cell>
          <table:table-cell office:value-type="float" office:value="1.86" calcext:value-type="float">
            <text:p>1,86</text:p>
          </table:table-cell>
          <table:table-cell office:value-type="float" office:value="1.83" calcext:value-type="float">
            <text:p>1,83</text:p>
          </table:table-cell>
          <table:table-cell table:number-columns-repeated="1019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.68" calcext:value-type="float">
            <text:p>5,68</text:p>
          </table:table-cell>
          <table:table-cell office:value-type="float" office:value="5.57" calcext:value-type="float">
            <text:p>5,57</text:p>
          </table:table-cell>
          <table:table-cell office:value-type="float" office:value="2.1" calcext:value-type="float">
            <text:p>2,10</text:p>
          </table:table-cell>
          <table:table-cell office:value-type="float" office:value="2.07" calcext:value-type="float">
            <text:p>2,07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39" calcext:value-type="float">
            <text:p>6,39</text:p>
          </table:table-cell>
          <table:table-cell office:value-type="float" office:value="6.3" calcext:value-type="float">
            <text:p>6,30</text:p>
          </table:table-cell>
          <table:table-cell office:value-type="float" office:value="2.35" calcext:value-type="float">
            <text:p>2,35</text:p>
          </table:table-cell>
          <table:table-cell office:value-type="float" office:value="2.32" calcext:value-type="float">
            <text:p>2,32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.09" calcext:value-type="float">
            <text:p>7,09</text:p>
          </table:table-cell>
          <table:table-cell office:value-type="float" office:value="6.93" calcext:value-type="float">
            <text:p>6,93</text:p>
          </table:table-cell>
          <table:table-cell office:value-type="float" office:value="2.57" calcext:value-type="float">
            <text:p>2,57</text:p>
          </table:table-cell>
          <table:table-cell office:value-type="float" office:value="2.6" calcext:value-type="float">
            <text:p>2,60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.92" calcext:value-type="float">
            <text:p>7,92</text:p>
          </table:table-cell>
          <table:table-cell office:value-type="float" office:value="7.77" calcext:value-type="float">
            <text:p>7,77</text:p>
          </table:table-cell>
          <table:table-cell office:value-type="float" office:value="2.9" calcext:value-type="float">
            <text:p>2,90</text:p>
          </table:table-cell>
          <table:table-cell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8.65" calcext:value-type="float">
            <text:p>8,65</text:p>
          </table:table-cell>
          <table:table-cell office:value-type="float" office:value="3.14" calcext:value-type="float">
            <text:p>3,14</text:p>
          </table:table-cell>
          <table:table-cell office:value-type="float" office:value="3.16" calcext:value-type="float">
            <text:p>3,16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.45" calcext:value-type="float">
            <text:p>9,45</text:p>
          </table:table-cell>
          <table:table-cell office:value-type="float" office:value="9.35" calcext:value-type="float">
            <text:p>9,35</text:p>
          </table:table-cell>
          <table:table-cell table:number-columns-repeated="2" office:value-type="float" office:value="3.44" calcext:value-type="float">
            <text:p>3,44</text:p>
          </table:table-cell>
          <table:table-cell table:number-columns-repeated="1019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.37" calcext:value-type="float">
            <text:p>10,37</text:p>
          </table:table-cell>
          <table:table-cell office:value-type="float" office:value="10.14" calcext:value-type="float">
            <text:p>10,14</text:p>
          </table:table-cell>
          <table:table-cell office:value-type="float" office:value="3.81" calcext:value-type="float">
            <text:p>3,81</text:p>
          </table:table-cell>
          <table:table-cell office:value-type="float" office:value="3.78" calcext:value-type="float">
            <text:p>3,78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.31" calcext:value-type="float">
            <text:p>11,31</text:p>
          </table:table-cell>
          <table:table-cell office:value-type="float" office:value="11.07" calcext:value-type="float">
            <text:p>11,07</text:p>
          </table:table-cell>
          <table:table-cell office:value-type="float" office:value="4.13" calcext:value-type="float">
            <text:p>4,13</text:p>
          </table:table-cell>
          <table:table-cell office:value-type="float" office:value="4.09" calcext:value-type="float">
            <text:p>4,09</text:p>
          </table:table-cell>
          <table:table-cell table:number-columns-repeated="1019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.22" calcext:value-type="float">
            <text:p>12,22</text:p>
          </table:table-cell>
          <table:table-cell office:value-type="float" office:value="12.02" calcext:value-type="float">
            <text:p>12,02</text:p>
          </table:table-cell>
          <table:table-cell office:value-type="float" office:value="4.44" calcext:value-type="float">
            <text:p>4,44</text:p>
          </table:table-cell>
          <table:table-cell office:value-type="float" office:value="4.43" calcext:value-type="float">
            <text:p>4,43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3.36" calcext:value-type="float">
            <text:p>13,36</text:p>
          </table:table-cell>
          <table:table-cell office:value-type="float" office:value="13.02" calcext:value-type="float">
            <text:p>13,02</text:p>
          </table:table-cell>
          <table:table-cell office:value-type="float" office:value="4.82" calcext:value-type="float">
            <text:p>4,82</text:p>
          </table:table-cell>
          <table:table-cell office:value-type="float" office:value="4.8" calcext:value-type="float">
            <text:p>4,80</text:p>
          </table:table-cell>
          <table:table-cell table:number-columns-repeated="1019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.24" calcext:value-type="float">
            <text:p>14,24</text:p>
          </table:table-cell>
          <table:table-cell office:value-type="float" office:value="14.09" calcext:value-type="float">
            <text:p>14,09</text:p>
          </table:table-cell>
          <table:table-cell office:value-type="float" office:value="5.22" calcext:value-type="float">
            <text:p>5,22</text:p>
          </table:table-cell>
          <table:table-cell office:value-type="float" office:value="5.19" calcext:value-type="float">
            <text:p>5,19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5.42" calcext:value-type="float">
            <text:p>15,42</text:p>
          </table:table-cell>
          <table:table-cell office:value-type="float" office:value="15.06" calcext:value-type="float">
            <text:p>15,06</text:p>
          </table:table-cell>
          <table:table-cell office:value-type="float" office:value="5.64" calcext:value-type="float">
            <text:p>5,64</text:p>
          </table:table-cell>
          <table:table-cell office:value-type="float" office:value="5.57" calcext:value-type="float">
            <text:p>5,57</text:p>
          </table:table-cell>
          <table:table-cell table:number-columns-repeated="1019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.58" calcext:value-type="float">
            <text:p>16,58</text:p>
          </table:table-cell>
          <table:table-cell office:value-type="float" office:value="16.2" calcext:value-type="float">
            <text:p>16,20</text:p>
          </table:table-cell>
          <table:table-cell office:value-type="float" office:value="5.96" calcext:value-type="float">
            <text:p>5,96</text:p>
          </table:table-cell>
          <table:table-cell office:value-type="float" office:value="6.08" calcext:value-type="float">
            <text:p>6,08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.74" calcext:value-type="float">
            <text:p>17,74</text:p>
          </table:table-cell>
          <table:table-cell office:value-type="float" office:value="17.27" calcext:value-type="float">
            <text:p>17,27</text:p>
          </table:table-cell>
          <table:table-cell office:value-type="float" office:value="6.34" calcext:value-type="float">
            <text:p>6,34</text:p>
          </table:table-cell>
          <table:table-cell office:value-type="float" office:value="6.41" calcext:value-type="float">
            <text:p>6,41</text:p>
          </table:table-cell>
          <table:table-cell table:number-columns-repeated="1019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8.87" calcext:value-type="float">
            <text:p>18,87</text:p>
          </table:table-cell>
          <table:table-cell office:value-type="float" office:value="18.43" calcext:value-type="float">
            <text:p>18,43</text:p>
          </table:table-cell>
          <table:table-cell office:value-type="float" office:value="6.84" calcext:value-type="float">
            <text:p>6,84</text:p>
          </table:table-cell>
          <table:table-cell office:value-type="float" office:value="6.88" calcext:value-type="float">
            <text:p>6,88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0.14" calcext:value-type="float">
            <text:p>20,14</text:p>
          </table:table-cell>
          <table:table-cell office:value-type="float" office:value="19.59" calcext:value-type="float">
            <text:p>19,59</text:p>
          </table:table-cell>
          <table:table-cell office:value-type="float" office:value="7.33" calcext:value-type="float">
            <text:p>7,33</text:p>
          </table:table-cell>
          <table:table-cell office:value-type="float" office:value="7.3" calcext:value-type="float">
            <text:p>7,30</text:p>
          </table:table-cell>
          <table:table-cell table:number-columns-repeated="1019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1.2" calcext:value-type="float">
            <text:p>21,20</text:p>
          </table:table-cell>
          <table:table-cell office:value-type="float" office:value="20.8" calcext:value-type="float">
            <text:p>20,80</text:p>
          </table:table-cell>
          <table:table-cell table:number-columns-repeated="2" office:value-type="float" office:value="7.76" calcext:value-type="float">
            <text:p>7,76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2.66" calcext:value-type="float">
            <text:p>22,66</text:p>
          </table:table-cell>
          <table:table-cell office:value-type="float" office:value="22.42" calcext:value-type="float">
            <text:p>22,42</text:p>
          </table:table-cell>
          <table:table-cell office:value-type="float" office:value="8.17" calcext:value-type="float">
            <text:p>8,17</text:p>
          </table:table-cell>
          <table:table-cell office:value-type="float" office:value="8.23" calcext:value-type="float">
            <text:p>8,23</text:p>
          </table:table-cell>
          <table:table-cell table:number-columns-repeated="1019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3.9" calcext:value-type="float">
            <text:p>23,90</text:p>
          </table:table-cell>
          <table:table-cell office:value-type="float" office:value="23.57" calcext:value-type="float">
            <text:p>23,57</text:p>
          </table:table-cell>
          <table:table-cell office:value-type="float" office:value="8.59" calcext:value-type="float">
            <text:p>8,59</text:p>
          </table:table-cell>
          <table:table-cell office:value-type="float" office:value="8.75" calcext:value-type="float">
            <text:p>8,75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5.46" calcext:value-type="float">
            <text:p>25,46</text:p>
          </table:table-cell>
          <table:table-cell office:value-type="float" office:value="24.81" calcext:value-type="float">
            <text:p>24,81</text:p>
          </table:table-cell>
          <table:table-cell office:value-type="float" office:value="9.28" calcext:value-type="float">
            <text:p>9,28</text:p>
          </table:table-cell>
          <table:table-cell office:value-type="float" office:value="9.15" calcext:value-type="float">
            <text:p>9,15</text:p>
          </table:table-cell>
          <table:table-cell table:number-columns-repeated="1019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6.8" calcext:value-type="float">
            <text:p>26,80</text:p>
          </table:table-cell>
          <table:table-cell office:value-type="float" office:value="26.02" calcext:value-type="float">
            <text:p>26,02</text:p>
          </table:table-cell>
          <table:table-cell office:value-type="float" office:value="9.76" calcext:value-type="float">
            <text:p>9,76</text:p>
          </table:table-cell>
          <table:table-cell office:value-type="float" office:value="9.73" calcext:value-type="float">
            <text:p>9,73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8.34" calcext:value-type="float">
            <text:p>28,34</text:p>
          </table:table-cell>
          <table:table-cell office:value-type="float" office:value="27.7" calcext:value-type="float">
            <text:p>27,70</text:p>
          </table:table-cell>
          <table:table-cell office:value-type="float" office:value="10.25" calcext:value-type="float">
            <text:p>10,25</text:p>
          </table:table-cell>
          <table:table-cell office:value-type="float" office:value="10.23" calcext:value-type="float">
            <text:p>10,23</text:p>
          </table:table-cell>
          <table:table-cell table:number-columns-repeated="1019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29.55" calcext:value-type="float">
            <text:p>29,55</text:p>
          </table:table-cell>
          <table:table-cell office:value-type="float" office:value="29.03" calcext:value-type="float">
            <text:p>29,03</text:p>
          </table:table-cell>
          <table:table-cell office:value-type="float" office:value="10.95" calcext:value-type="float">
            <text:p>10,95</text:p>
          </table:table-cell>
          <table:table-cell office:value-type="float" office:value="10.7" calcext:value-type="float">
            <text:p>10,70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1.43" calcext:value-type="float">
            <text:p>31,43</text:p>
          </table:table-cell>
          <table:table-cell office:value-type="float" office:value="30.66" calcext:value-type="float">
            <text:p>30,66</text:p>
          </table:table-cell>
          <table:table-cell office:value-type="float" office:value="11.36" calcext:value-type="float">
            <text:p>11,36</text:p>
          </table:table-cell>
          <table:table-cell office:value-type="float" office:value="11.25" calcext:value-type="float">
            <text:p>11,25</text:p>
          </table:table-cell>
          <table:table-cell table:number-columns-repeated="1019"/>
        </table:table-row>
        <table:table-row table:style-name="ro1" table:number-rows-repeated="4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42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Tri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0323636009998154" calcext:value-type="float">
            <text:p>0,0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113441171997692" calcext:value-type="float">
            <text:p>0,1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17728169500333" calcext:value-type="float">
            <text:p>0,1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316123388998676" calcext:value-type="float">
            <text:p>0,32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486984282004414" calcext:value-type="float">
            <text:p>0,4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7091915159981" calcext:value-type="float">
            <text:p>0,7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0.965982988993346" calcext:value-type="float">
            <text:p>0,97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.25955828300357" calcext:value-type="float">
            <text:p>1,2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.59240827000031" calcext:value-type="float">
            <text:p>1,5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.98002400200494" calcext:value-type="float">
            <text:p>1,9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.41739853299805" calcext:value-type="float">
            <text:p>2,42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.85162264500104" calcext:value-type="float">
            <text:p>2,8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.33321380300185" calcext:value-type="float">
            <text:p>3,33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.88398736200179" calcext:value-type="float">
            <text:p>3,8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4.4519555529987" calcext:value-type="float">
            <text:p>4,4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5.05139843899815" calcext:value-type="float">
            <text:p>5,0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5.67624622300355" calcext:value-type="float">
            <text:p>5,6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6.39290102400264" calcext:value-type="float">
            <text:p>6,3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7.09434036300081" calcext:value-type="float">
            <text:p>7,09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7.9241069520067" calcext:value-type="float">
            <text:p>7,92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8.65419116300473" calcext:value-type="float">
            <text:p>8,6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9.44660710100288" calcext:value-type="float">
            <text:p>9,4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0.3749503639992" calcext:value-type="float">
            <text:p>10,37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1.3146886230024" calcext:value-type="float">
            <text:p>11,31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2.2162328939958" calcext:value-type="float">
            <text:p>12,22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3.3554621690055" calcext:value-type="float">
            <text:p>13,3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4.2437886749976" calcext:value-type="float">
            <text:p>14,2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5.421102543005" calcext:value-type="float">
            <text:p>15,42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6.5777283630014" calcext:value-type="float">
            <text:p>16,58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7.7447235389991" calcext:value-type="float">
            <text:p>17,7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18.865268345995" calcext:value-type="float">
            <text:p>18,87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0.1352936179974" calcext:value-type="float">
            <text:p>20,1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1.1988907979976" calcext:value-type="float">
            <text:p>21,20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2.6613192889999" calcext:value-type="float">
            <text:p>22,6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3.8977845539994" calcext:value-type="float">
            <text:p>23,90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5.4604423499986" calcext:value-type="float">
            <text:p>25,46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6.7969143049995" calcext:value-type="float">
            <text:p>26,80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8.3367349430046" calcext:value-type="float">
            <text:p>28,34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29.5502182599957" calcext:value-type="float">
            <text:p>29,55</text:p>
          </table:table-cell>
        </table:table-row>
        <table:table-row table:style-name="ro1">
          <table:table-cell office:value-type="string" calcext:value-type="string">
            <text:p>initArray(x).bubbleSort()</text:p>
          </table:table-cell>
          <table:table-cell office:value-type="float" office:value="31.4287765879999" calcext:value-type="float">
            <text:p>31,43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0.0312305560000823" calcext:value-type="float">
            <text:p>0,03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0.11171165000269" calcext:value-type="float">
            <text:p>0,11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0.174126230995171" calcext:value-type="float">
            <text:p>0,17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0.308920925002894" calcext:value-type="float">
            <text:p>0,31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0.495460361998994" calcext:value-type="float">
            <text:p>0,50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0.69530518999818" calcext:value-type="float">
            <text:p>0,70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0.958873120005592" calcext:value-type="float">
            <text:p>0,96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.26263928599656" calcext:value-type="float">
            <text:p>1,26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.57888051799819" calcext:value-type="float">
            <text:p>1,58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.95918366799742" calcext:value-type="float">
            <text:p>1,96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2.35783648800134" calcext:value-type="float">
            <text:p>2,36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2.84320506200311" calcext:value-type="float">
            <text:p>2,84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3.30703351600096" calcext:value-type="float">
            <text:p>3,31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3.83984777199657" calcext:value-type="float">
            <text:p>3,84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4.4072398319986" calcext:value-type="float">
            <text:p>4,41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4.95756777599308" calcext:value-type="float">
            <text:p>4,96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5.5693534420061" calcext:value-type="float">
            <text:p>5,57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6.3010432480005" calcext:value-type="float">
            <text:p>6,30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6.92706741400616" calcext:value-type="float">
            <text:p>6,93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7.76698979399953" calcext:value-type="float">
            <text:p>7,77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8.65228807100357" calcext:value-type="float">
            <text:p>8,65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9.35138464100601" calcext:value-type="float">
            <text:p>9,35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0.1353201210004" calcext:value-type="float">
            <text:p>10,14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1.0656209860026" calcext:value-type="float">
            <text:p>11,07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2.0218382240055" calcext:value-type="float">
            <text:p>12,02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3.0235123820021" calcext:value-type="float">
            <text:p>13,02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4.0926716689937" calcext:value-type="float">
            <text:p>14,09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5.0559299009983" calcext:value-type="float">
            <text:p>15,06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6.1973286150023" calcext:value-type="float">
            <text:p>16,20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7.2712109099957" calcext:value-type="float">
            <text:p>17,27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8.4325527649999" calcext:value-type="float">
            <text:p>18,43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19.5886492869977" calcext:value-type="float">
            <text:p>19,59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20.8003328470004" calcext:value-type="float">
            <text:p>20,80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22.4209775679992" calcext:value-type="float">
            <text:p>22,42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23.5715875620008" calcext:value-type="float">
            <text:p>23,57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24.8073481589963" calcext:value-type="float">
            <text:p>24,81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26.0197971559974" calcext:value-type="float">
            <text:p>26,02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27.7048480610028" calcext:value-type="float">
            <text:p>27,70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29.031034712003" calcext:value-type="float">
            <text:p>29,03</text:p>
          </table:table-cell>
        </table:table-row>
        <table:table-row table:style-name="ro1">
          <table:table-cell office:value-type="string" calcext:value-type="string">
            <text:p>initArray(x).cocktailSort()</text:p>
          </table:table-cell>
          <table:table-cell office:value-type="float" office:value="30.6631547360012" calcext:value-type="float">
            <text:p>30,6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0125789320009062" calcext:value-type="float">
            <text:p>0,0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0437176810009987" calcext:value-type="float">
            <text:p>0,04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0626161089967354" calcext:value-type="float">
            <text:p>0,0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111092525003187" calcext:value-type="float">
            <text:p>0,1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178259373999026" calcext:value-type="float">
            <text:p>0,1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255242908002401" calcext:value-type="float">
            <text:p>0,2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354392963999999" calcext:value-type="float">
            <text:p>0,3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47430117699696" calcext:value-type="float">
            <text:p>0,4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587865485998918" calcext:value-type="float">
            <text:p>0,5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720866930998454" calcext:value-type="float">
            <text:p>0,7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0.896059288999822" calcext:value-type="float">
            <text:p>0,90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03792434099887" calcext:value-type="float">
            <text:p>1,04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20478778799588" calcext:value-type="float">
            <text:p>1,20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41248901999643" calcext:value-type="float">
            <text:p>1,4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65714461199968" calcext:value-type="float">
            <text:p>1,6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.83122161799838" calcext:value-type="float">
            <text:p>1,8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07355073100189" calcext:value-type="float">
            <text:p>2,0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32074622100481" calcext:value-type="float">
            <text:p>2,32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60214088299836" calcext:value-type="float">
            <text:p>2,60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2.86583736299508" calcext:value-type="float">
            <text:p>2,8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3.15783006000129" calcext:value-type="float">
            <text:p>3,1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3.43780431199411" calcext:value-type="float">
            <text:p>3,44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3.77591703100188" calcext:value-type="float">
            <text:p>3,7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4.09362654500001" calcext:value-type="float">
            <text:p>4,0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4.43260864600597" calcext:value-type="float">
            <text:p>4,4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4.79661285500333" calcext:value-type="float">
            <text:p>4,80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5.18972940999811" calcext:value-type="float">
            <text:p>5,19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5.57240040599572" calcext:value-type="float">
            <text:p>5,57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6.07569360200432" calcext:value-type="float">
            <text:p>6,0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6.41007610499946" calcext:value-type="float">
            <text:p>6,41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6.87657358699653" calcext:value-type="float">
            <text:p>6,88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7.29971133000072" calcext:value-type="float">
            <text:p>7,30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7.75662863499747" calcext:value-type="float">
            <text:p>7,76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8.23342874000082" calcext:value-type="float">
            <text:p>8,2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8.75033856799564" calcext:value-type="float">
            <text:p>8,7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9.14567712199641" calcext:value-type="float">
            <text:p>9,15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9.72688017000473" calcext:value-type="float">
            <text:p>9,7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0.2281707319999" calcext:value-type="float">
            <text:p>10,23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0.7043032270012" calcext:value-type="float">
            <text:p>10,70</text:p>
          </table:table-cell>
        </table:table-row>
        <table:table-row table:style-name="ro1">
          <table:table-cell office:value-type="string" calcext:value-type="string">
            <text:p>initArray(x).insertionSort()</text:p>
          </table:table-cell>
          <table:table-cell office:value-type="float" office:value="11.2491141909995" calcext:value-type="float">
            <text:p>11,2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0132149240016588" calcext:value-type="float">
            <text:p>0,0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0462836180013255" calcext:value-type="float">
            <text:p>0,0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0712609639958828" calcext:value-type="float">
            <text:p>0,07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122855687994161" calcext:value-type="float">
            <text:p>0,1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189649484993424" calcext:value-type="float">
            <text:p>0,19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269800437999947" calcext:value-type="float">
            <text:p>0,27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369432884996058" calcext:value-type="float">
            <text:p>0,37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484631156999967" calcext:value-type="float">
            <text:p>0,48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607291460997658" calcext:value-type="float">
            <text:p>0,6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743302690003475" calcext:value-type="float">
            <text:p>0,7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0.884556987999531" calcext:value-type="float">
            <text:p>0,88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04864885700226" calcext:value-type="float">
            <text:p>1,0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24128760799795" calcext:value-type="float">
            <text:p>1,2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43253403699782" calcext:value-type="float">
            <text:p>1,4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62865196200437" calcext:value-type="float">
            <text:p>1,6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.85926797700085" calcext:value-type="float">
            <text:p>1,86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09930450400134" calcext:value-type="float">
            <text:p>2,10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34904714700679" calcext:value-type="float">
            <text:p>2,3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57483687600325" calcext:value-type="float">
            <text:p>2,57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2.89760604400362" calcext:value-type="float">
            <text:p>2,90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3.14198318799754" calcext:value-type="float">
            <text:p>3,1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3.43772601299861" calcext:value-type="float">
            <text:p>3,4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3.8146569620003" calcext:value-type="float">
            <text:p>3,81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4.13150353299716" calcext:value-type="float">
            <text:p>4,1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4.43520377499954" calcext:value-type="float">
            <text:p>4,4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4.8200031469969" calcext:value-type="float">
            <text:p>4,8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5.22439782199945" calcext:value-type="float">
            <text:p>5,22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5.64160182900378" calcext:value-type="float">
            <text:p>5,6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5.96405926399893" calcext:value-type="float">
            <text:p>5,96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6.34191708100116" calcext:value-type="float">
            <text:p>6,3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6.84190563599987" calcext:value-type="float">
            <text:p>6,84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7.33050456699857" calcext:value-type="float">
            <text:p>7,33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7.76120818500203" calcext:value-type="float">
            <text:p>7,76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8.1703542030009" calcext:value-type="float">
            <text:p>8,17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8.59130020999874" calcext:value-type="float">
            <text:p>8,59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9.28373865300091" calcext:value-type="float">
            <text:p>9,28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9.7620653329941" calcext:value-type="float">
            <text:p>9,76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0.2510087810006" calcext:value-type="float">
            <text:p>10,2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0.9487945829969" calcext:value-type="float">
            <text:p>10,95</text:p>
          </table:table-cell>
        </table:table-row>
        <table:table-row table:style-name="ro1">
          <table:table-cell office:value-type="string" calcext:value-type="string">
            <text:p>initArray(x).selectionSort()</text:p>
          </table:table-cell>
          <table:table-cell office:value-type="float" office:value="11.3604051750008" calcext:value-type="float">
            <text:p>11,36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" calcext:value-type="float">
            <text:p>2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" calcext:value-type="float">
            <text:p>3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" calcext:value-type="float">
            <text:p>4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500" calcext:value-type="float">
            <text:p>5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600" calcext:value-type="float">
            <text:p>6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700" calcext:value-type="float">
            <text:p>7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800" calcext:value-type="float">
            <text:p>8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900" calcext:value-type="float">
            <text:p>9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000" calcext:value-type="float">
            <text:p>10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100" calcext:value-type="float">
            <text:p>11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200" calcext:value-type="float">
            <text:p>12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300" calcext:value-type="float">
            <text:p>13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400" calcext:value-type="float">
            <text:p>14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500" calcext:value-type="float">
            <text:p>15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600" calcext:value-type="float">
            <text:p>16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700" calcext:value-type="float">
            <text:p>17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800" calcext:value-type="float">
            <text:p>18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1900" calcext:value-type="float">
            <text:p>19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000" calcext:value-type="float">
            <text:p>20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100" calcext:value-type="float">
            <text:p>21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200" calcext:value-type="float">
            <text:p>22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300" calcext:value-type="float">
            <text:p>23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400" calcext:value-type="float">
            <text:p>24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500" calcext:value-type="float">
            <text:p>25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600" calcext:value-type="float">
            <text:p>26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700" calcext:value-type="float">
            <text:p>27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800" calcext:value-type="float">
            <text:p>28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2900" calcext:value-type="float">
            <text:p>29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000" calcext:value-type="float">
            <text:p>30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100" calcext:value-type="float">
            <text:p>31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200" calcext:value-type="float">
            <text:p>32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300" calcext:value-type="float">
            <text:p>33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400" calcext:value-type="float">
            <text:p>34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500" calcext:value-type="float">
            <text:p>35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600" calcext:value-type="float">
            <text:p>36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700" calcext:value-type="float">
            <text:p>37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800" calcext:value-type="float">
            <text:p>38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3900" calcext:value-type="float">
            <text:p>3900,00</text:p>
          </table:table-cell>
        </table:table-row>
        <table:table-row table:style-name="ro1">
          <table:table-cell office:value-type="string" calcext:value-type="string">
            <text:p>Matrice</text:p>
          </table:table-cell>
          <table:table-cell office:value-type="float" office:value="4000" calcext:value-type="float">
            <text:p>4000,00</text:p>
          </table:table-cell>
        </table:table-row>
        <table:table-row table:style-name="ro1" table:number-rows-repeated="104837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" table:display-filter-buttons="true" table:contains-header="false"/>
        <table:database-range table:name="__Anonymous_Sheet_DB__1" table:target-range-address="Sheet3.A1:Sheet3.B2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21:02:36.140014761</meta:creation-date>
    <dc:date>2023-02-14T18:04:24.695054963</dc:date>
    <meta:editing-duration>P3DT16H36M35S</meta:editing-duration>
    <meta:editing-cycles>22</meta:editing-cycles>
    <meta:generator>LibreOffice/7.3.7.2$Linux_X86_64 LibreOffice_project/30$Build-2</meta:generator>
    <meta:document-statistic meta:table-count="2" meta:cell-count="6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00" chart:maximum="4000" chart:origin="0" chart:interval-major="100" chart:reverse-direction="false" text:line-break="false" loext:try-staggering-first="false" chart:label-arrangement="stagger-even" chart:link-data-style-to-source="true" loext:major-origin="0.5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4586" svg:stroke-opacity="50%" svg:stroke-linecap="round" draw:fill-color="#004586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ff420e" svg:stroke-opacity="50%" svg:stroke-linecap="round" draw:fill-color="#ff420e" draw:opacity="50%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ash_20_Dot_20__28_Rounded_29_" svg:stroke-width="0.08cm" svg:stroke-color="#00a933" svg:stroke-opacity="50%" svg:stroke-linecap="round" draw:fill-color="#00a933" draw:opacity="50%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14.213cm" xlink:href=".." xlink:type="simple" chart:class="chart:scatter" chart:style-name="ch1">
        <chart:title svg:x="4.133cm" svg:y="0.42cm" chart:style-name="ch2">
          <text:p>Temps d'exécution VS nombre d'items</text:p>
        </chart:title>
        <chart:legend chart:legend-position="end" svg:x="3.45cm" svg:y="4.25cm" style:legend-expansion="custom" svg:width="4.55cm" svg:height="1.594cm" style:legend-expansion-aspect-ratio="2.85445420326223" chart:style-name="ch3"/>
        <chart:plot-area chart:style-name="ch4" table:cell-range-address="Graphe.A4:Graphe.E43 Graphe.B2:Graphe.E2" chart:data-source-has-labels="row" svg:x="1.516cm" svg:y="1.482cm" svg:width="14.271cm" svg:height="11.743cm">
          <chart:coordinate-region svg:x="2.137cm" svg:y="1.681cm" svg:width="13.451cm" svg:height="10.155cm"/>
          <chart:axis chart:dimension="x" chart:name="primary-x" chart:style-name="ch5">
            <chart:title svg:x="7.019cm" svg:y="13.509cm" chart:style-name="ch6">
              <text:p>Nombre d'items à trier</text:p>
            </chart:title>
            <chart:grid chart:style-name="ch7" chart:class="major"/>
          </chart:axis>
          <chart:axis chart:dimension="y" chart:name="primary-y" chart:style-name="ch8">
            <chart:title svg:x="0.636cm" svg:y="8.746cm" chart:style-name="ch9">
              <text:p>Temps (seconde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Graphe.B4:Graphe.B43" chart:label-cell-address="Graphe.B2:Graphe.B2" chart:class="chart:scatter">
            <chart:domain table:cell-range-address="Graphe.A4:Graphe.A43"/>
            <chart:data-point chart:repeated="40"/>
          </chart:series>
          <chart:series chart:style-name="ch12" chart:values-cell-range-address="Graphe.C4:Graphe.C43" chart:label-cell-address="Graphe.C2:Graphe.C2" chart:class="chart:scatter">
            <chart:data-point chart:repeated="40"/>
          </chart:series>
          <chart:series chart:style-name="ch13" chart:values-cell-range-address="Graphe.D4:Graphe.D43" chart:label-cell-address="Graphe.D2:Graphe.D2" chart:class="chart:scatter">
            <chart:data-point chart:repeated="40"/>
          </chart:series>
          <chart:series chart:style-name="ch14" chart:values-cell-range-address="Graphe.E4:Graphe.E43" chart:label-cell-address="Graphe.E2:Graphe.E2" chart:class="chart:scatter">
            <chart:data-point chart:repeated="4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i à bulles</text:p>
                <draw:g>
                  <svg:desc>Graphe.B2:Graphe.B2</svg:desc>
                </draw:g>
              </table:table-cell>
              <table:table-cell office:value-type="string">
                <text:p>Tri cocktail</text:p>
                <draw:g>
                  <svg:desc>Graphe.C2:Graphe.C2</svg:desc>
                </draw:g>
              </table:table-cell>
              <table:table-cell office:value-type="string">
                <text:p>Tri par sélection</text:p>
                <draw:g>
                  <svg:desc>Graphe.D2:Graphe.D2</svg:desc>
                </draw:g>
              </table:table-cell>
              <table:table-cell office:value-type="string">
                <text:p>Tri par insertion</text:p>
                <draw:g>
                  <svg:desc>Graphe.E2:Graph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Graphe.A4:Graphe.A43</svg:desc>
                </draw:g>
              </table:table-cell>
              <table:table-cell office:value-type="float" office:value="0.03">
                <text:p>0.03</text:p>
                <draw:g>
                  <svg:desc>Graphe.B4:Graphe.B43</svg:desc>
                </draw:g>
              </table:table-cell>
              <table:table-cell office:value-type="float" office:value="0.03">
                <text:p>0.03</text:p>
                <draw:g>
                  <svg:desc>Graphe.C4:Graphe.C43</svg:desc>
                </draw:g>
              </table:table-cell>
              <table:table-cell office:value-type="float" office:value="0.01">
                <text:p>0.01</text:p>
                <draw:g>
                  <svg:desc>Graphe.D4:Graphe.D43</svg:desc>
                </draw:g>
              </table:table-cell>
              <table:table-cell office:value-type="float" office:value="0.01">
                <text:p>0.01</text:p>
                <draw:g>
                  <svg:desc>Graphe.E4:Graphe.E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05">
                <text:p>0.0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32">
                <text:p>0.32</text:p>
              </table:table-cell>
              <table:table-cell office:value-type="float" office:value="0.31">
                <text:p>0.31</text:p>
              </table:table-cell>
              <table:table-cell office:value-type="float" office:value="0.12">
                <text:p>0.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71">
                <text:p>0.71</text:p>
              </table:table-cell>
              <table:table-cell office:value-type="float" office:value="0.7">
                <text:p>0.7</text:p>
              </table:table-cell>
              <table:table-cell office:value-type="float" office:value="0.27">
                <text:p>0.2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97">
                <text:p>0.97</text:p>
              </table:table-cell>
              <table:table-cell office:value-type="float" office:value="0.96">
                <text:p>0.96</text:p>
              </table:table-cell>
              <table:table-cell office:value-type="float" office:value="0.37">
                <text:p>0.37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0.48">
                <text:p>0.4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.59">
                <text:p>1.59</text:p>
              </table:table-cell>
              <table:table-cell office:value-type="float" office:value="1.58">
                <text:p>1.58</text:p>
              </table:table-cell>
              <table:table-cell office:value-type="float" office:value="0.61">
                <text:p>0.61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.98">
                <text:p>1.98</text:p>
              </table:table-cell>
              <table:table-cell office:value-type="float" office:value="1.96">
                <text:p>1.96</text:p>
              </table:table-cell>
              <table:table-cell office:value-type="float" office:value="0.74">
                <text:p>0.7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.42">
                <text:p>2.42</text:p>
              </table:table-cell>
              <table:table-cell office:value-type="float" office:value="2.36">
                <text:p>2.36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.85">
                <text:p>2.85</text:p>
              </table:table-cell>
              <table:table-cell office:value-type="float" office:value="2.84">
                <text:p>2.84</text:p>
              </table:table-cell>
              <table:table-cell office:value-type="float" office:value="1.05">
                <text:p>1.0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3.33">
                <text:p>3.33</text:p>
              </table:table-cell>
              <table:table-cell office:value-type="float" office:value="3.31">
                <text:p>3.31</text:p>
              </table:table-cell>
              <table:table-cell office:value-type="float" office:value="1.24">
                <text:p>1.2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3.88">
                <text:p>3.88</text:p>
              </table:table-cell>
              <table:table-cell office:value-type="float" office:value="3.84">
                <text:p>3.84</text:p>
              </table:table-cell>
              <table:table-cell office:value-type="float" office:value="1.43">
                <text:p>1.43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.45">
                <text:p>4.45</text:p>
              </table:table-cell>
              <table:table-cell office:value-type="float" office:value="4.41">
                <text:p>4.41</text:p>
              </table:table-cell>
              <table:table-cell office:value-type="float" office:value="1.63">
                <text:p>1.63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5.05">
                <text:p>5.05</text:p>
              </table:table-cell>
              <table:table-cell office:value-type="float" office:value="4.96">
                <text:p>4.96</text:p>
              </table:table-cell>
              <table:table-cell office:value-type="float" office:value="1.86">
                <text:p>1.8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5.68">
                <text:p>5.68</text:p>
              </table:table-cell>
              <table:table-cell office:value-type="float" office:value="5.57">
                <text:p>5.57</text:p>
              </table:table-cell>
              <table:table-cell office:value-type="float" office:value="2.1">
                <text:p>2.1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6.39">
                <text:p>6.39</text:p>
              </table:table-cell>
              <table:table-cell office:value-type="float" office:value="6.3">
                <text:p>6.3</text:p>
              </table:table-cell>
              <table:table-cell office:value-type="float" office:value="2.35">
                <text:p>2.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7.09">
                <text:p>7.09</text:p>
              </table:table-cell>
              <table:table-cell office:value-type="float" office:value="6.93">
                <text:p>6.93</text:p>
              </table:table-cell>
              <table:table-cell office:value-type="float" office:value="2.57">
                <text:p>2.5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7.92">
                <text:p>7.92</text:p>
              </table:table-cell>
              <table:table-cell office:value-type="float" office:value="7.77">
                <text:p>7.77</text:p>
              </table:table-cell>
              <table:table-cell office:value-type="float" office:value="2.9">
                <text:p>2.9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3.14">
                <text:p>3.14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9.45">
                <text:p>9.45</text:p>
              </table:table-cell>
              <table:table-cell office:value-type="float" office:value="9.35">
                <text:p>9.35</text:p>
              </table:table-cell>
              <table:table-cell office:value-type="float" office:value="3.44">
                <text:p>3.4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10.37">
                <text:p>10.37</text:p>
              </table:table-cell>
              <table:table-cell office:value-type="float" office:value="10.14">
                <text:p>10.14</text:p>
              </table:table-cell>
              <table:table-cell office:value-type="float" office:value="3.81">
                <text:p>3.81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11.31">
                <text:p>11.31</text:p>
              </table:table-cell>
              <table:table-cell office:value-type="float" office:value="11.07">
                <text:p>11.07</text:p>
              </table:table-cell>
              <table:table-cell office:value-type="float" office:value="4.13">
                <text:p>4.13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12.22">
                <text:p>12.22</text:p>
              </table:table-cell>
              <table:table-cell office:value-type="float" office:value="12.02">
                <text:p>12.02</text:p>
              </table:table-cell>
              <table:table-cell office:value-type="float" office:value="4.44">
                <text:p>4.44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13.36">
                <text:p>13.36</text:p>
              </table:table-cell>
              <table:table-cell office:value-type="float" office:value="13.02">
                <text:p>13.02</text:p>
              </table:table-cell>
              <table:table-cell office:value-type="float" office:value="4.82">
                <text:p>4.8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4.24">
                <text:p>14.24</text:p>
              </table:table-cell>
              <table:table-cell office:value-type="float" office:value="14.09">
                <text:p>14.09</text:p>
              </table:table-cell>
              <table:table-cell office:value-type="float" office:value="5.22">
                <text:p>5.22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5.42">
                <text:p>15.42</text:p>
              </table:table-cell>
              <table:table-cell office:value-type="float" office:value="15.06">
                <text:p>15.06</text:p>
              </table:table-cell>
              <table:table-cell office:value-type="float" office:value="5.64">
                <text:p>5.64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6.58">
                <text:p>16.58</text:p>
              </table:table-cell>
              <table:table-cell office:value-type="float" office:value="16.2">
                <text:p>16.2</text:p>
              </table:table-cell>
              <table:table-cell office:value-type="float" office:value="5.96">
                <text:p>5.96</text:p>
              </table:table-cell>
              <table:table-cell office:value-type="float" office:value="6.08">
                <text:p>6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7.74">
                <text:p>17.74</text:p>
              </table:table-cell>
              <table:table-cell office:value-type="float" office:value="17.27">
                <text:p>17.27</text:p>
              </table:table-cell>
              <table:table-cell office:value-type="float" office:value="6.34">
                <text:p>6.34</text:p>
              </table:table-cell>
              <table:table-cell office:value-type="float" office:value="6.41">
                <text:p>6.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8.87">
                <text:p>18.87</text:p>
              </table:table-cell>
              <table:table-cell office:value-type="float" office:value="18.43">
                <text:p>18.43</text:p>
              </table:table-cell>
              <table:table-cell office:value-type="float" office:value="6.84">
                <text:p>6.84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20.14">
                <text:p>20.14</text:p>
              </table:table-cell>
              <table:table-cell office:value-type="float" office:value="19.59">
                <text:p>19.59</text:p>
              </table:table-cell>
              <table:table-cell office:value-type="float" office:value="7.33">
                <text:p>7.3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21.2">
                <text:p>21.2</text:p>
              </table:table-cell>
              <table:table-cell office:value-type="float" office:value="20.8">
                <text:p>20.8</text:p>
              </table:table-cell>
              <table:table-cell office:value-type="float" office:value="7.76">
                <text:p>7.76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22.66">
                <text:p>22.66</text:p>
              </table:table-cell>
              <table:table-cell office:value-type="float" office:value="22.42">
                <text:p>22.42</text:p>
              </table:table-cell>
              <table:table-cell office:value-type="float" office:value="8.17">
                <text:p>8.17</text:p>
              </table:table-cell>
              <table:table-cell office:value-type="float" office:value="8.23">
                <text:p>8.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23.9">
                <text:p>23.9</text:p>
              </table:table-cell>
              <table:table-cell office:value-type="float" office:value="23.57">
                <text:p>23.57</text:p>
              </table:table-cell>
              <table:table-cell office:value-type="float" office:value="8.59">
                <text:p>8.59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25.46">
                <text:p>25.46</text:p>
              </table:table-cell>
              <table:table-cell office:value-type="float" office:value="24.81">
                <text:p>24.81</text:p>
              </table:table-cell>
              <table:table-cell office:value-type="float" office:value="9.28">
                <text:p>9.2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26.8">
                <text:p>26.8</text:p>
              </table:table-cell>
              <table:table-cell office:value-type="float" office:value="26.02">
                <text:p>26.02</text:p>
              </table:table-cell>
              <table:table-cell office:value-type="float" office:value="9.76">
                <text:p>9.76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8.34">
                <text:p>28.34</text:p>
              </table:table-cell>
              <table:table-cell office:value-type="float" office:value="27.7">
                <text:p>27.7</text:p>
              </table:table-cell>
              <table:table-cell office:value-type="float" office:value="10.25">
                <text:p>10.25</text:p>
              </table:table-cell>
              <table:table-cell office:value-type="float" office:value="10.23">
                <text:p>10.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9.55">
                <text:p>29.55</text:p>
              </table:table-cell>
              <table:table-cell office:value-type="float" office:value="29.03">
                <text:p>29.03</text:p>
              </table:table-cell>
              <table:table-cell office:value-type="float" office:value="10.95">
                <text:p>10.9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31.43">
                <text:p>31.43</text:p>
              </table:table-cell>
              <table:table-cell office:value-type="float" office:value="30.66">
                <text:p>30.66</text:p>
              </table:table-cell>
              <table:table-cell office:value-type="float" office:value="11.36">
                <text:p>11.36</text:p>
              </table:table-cell>
              <table:table-cell office:value-type="float" office:value="11.25">
                <text:p>11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</office:styles>
</office:document-styles>
</file>